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HttpRequestServlet.doGet( HttpServletRequest request , HttpServletResponse 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rrorCRI.render( String cmd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rrorCRI.parseCommand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rrorCRI.postRequest( RequestInterceptorContext context , Intercepto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CRI.preRequest( RequestInterceptorContext ctxt , Intercepto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HttpRequestServlet.doPo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CRI.execut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HttpRequestServlet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